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cf14" officeooo:paragraph-rsid="001816cd"/>
    </style:style>
    <style:style style:name="P2" style:family="paragraph" style:parent-style-name="Standard">
      <style:text-properties style:font-name="Arial" fo:font-weight="bold" officeooo:paragraph-rsid="0014f624" style:font-weight-asian="bold" style:font-name-complex="Arial"/>
    </style:style>
    <style:style style:name="P3" style:family="paragraph" style:parent-style-name="Standard">
      <style:text-properties style:font-name="Arial" officeooo:paragraph-rsid="0014f624" style:font-name-complex="Arial" style:font-weight-complex="bold"/>
    </style:style>
    <style:style style:name="P4" style:family="paragraph" style:parent-style-name="Standard">
      <style:text-properties officeooo:paragraph-rsid="0014f624"/>
    </style:style>
    <style:style style:name="P5" style:family="paragraph" style:parent-style-name="Standard">
      <style:text-properties fo:font-size="12pt" fo:font-weight="bold" officeooo:paragraph-rsid="0014f624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10cf14" officeooo:paragraph-rsid="001816c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10cf14" officeooo:paragraph-rsid="001816c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style="italic" officeooo:rsid="0010cf14" officeooo:paragraph-rsid="001816cd" style:font-size-asian="15pt" style:font-style-asian="italic" style:font-size-complex="15pt" style:font-style-complex="italic"/>
    </style:style>
    <style:style style:name="P9" style:family="paragraph" style:parent-style-name="Standard">
      <style:text-properties fo:font-style="italic" fo:font-weight="normal" officeooo:paragraph-rsid="001c0c3e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officeooo:paragraph-rsid="0014f624" style:font-style-asian="italic"/>
    </style:style>
    <style:style style:name="P11" style:family="paragraph" style:parent-style-name="Standard">
      <style:text-properties fo:font-style="italic" officeooo:rsid="001c0c3e" officeooo:paragraph-rsid="001c0c3e" style:font-style-asian="italic"/>
    </style:style>
    <style:style style:name="P12" style:family="paragraph" style:parent-style-name="Standard">
      <style:paragraph-properties fo:keep-with-next="always"/>
      <style:text-properties officeooo:paragraph-rsid="0014f624"/>
    </style:style>
    <style:style style:name="P13" style:family="paragraph" style:parent-style-name="Standard">
      <style:paragraph-properties fo:keep-with-next="always"/>
      <style:text-properties fo:font-style="italic" officeooo:paragraph-rsid="0014f624" style:font-style-asian="italic"/>
    </style:style>
    <style:style style:name="P14" style:family="paragraph" style:parent-style-name="Standard">
      <style:paragraph-properties fo:keep-with-next="always"/>
      <style:text-properties style:font-name="Arial" fo:font-weight="bold" officeooo:paragraph-rsid="0014f624" style:font-weight-asian="bold" style:font-name-complex="Arial"/>
    </style:style>
    <style:style style:name="P15" style:family="paragraph" style:parent-style-name="Header">
      <style:paragraph-properties fo:keep-with-next="always">
        <style:tab-stops/>
      </style:paragraph-properties>
      <style:text-properties officeooo:paragraph-rsid="0014f624"/>
    </style:style>
    <style:style style:name="P16" style:family="paragraph" style:parent-style-name="Header">
      <style:paragraph-properties fo:keep-with-next="always">
        <style:tab-stops/>
      </style:paragraph-properties>
      <style:text-properties officeooo:paragraph-rsid="0014f624" style:font-style-complex="italic"/>
    </style:style>
    <style:style style:name="P17" style:family="paragraph" style:parent-style-name="Standard" style:master-page-name="Standard">
      <style:paragraph-properties style:page-number="auto" fo:break-before="page"/>
      <style:text-properties style:font-name="Arial" fo:font-weight="bold" officeooo:paragraph-rsid="0014f624" style:font-weight-asian="bold" style:font-name-complex="Arial"/>
    </style:style>
    <style:style style:name="P18" style:family="paragraph" style:parent-style-name="Standard">
      <style:paragraph-properties fo:keep-with-next="always"/>
      <style:text-properties style:font-name="Arial" fo:font-style="italic" fo:font-weight="bold" officeooo:paragraph-rsid="0014f624" style:font-style-asian="italic" style:font-weight-asian="bold" style:font-name-complex="Arial" style:font-style-complex="italic"/>
    </style:style>
    <style:style style:name="P19" style:family="paragraph" style:parent-style-name="Standard">
      <style:paragraph-properties fo:keep-with-next="always">
        <style:tab-stops>
          <style:tab-stop style:position="0.25in"/>
        </style:tab-stops>
      </style:paragraph-properties>
      <style:text-properties officeooo:paragraph-rsid="001f74df"/>
    </style:style>
    <style:style style:name="P20" style:family="paragraph" style:parent-style-name="Standard">
      <style:paragraph-properties fo:keep-with-next="always">
        <style:tab-stops>
          <style:tab-stop style:position="0.25in"/>
        </style:tab-stops>
      </style:paragraph-properties>
      <style:text-properties officeooo:paragraph-rsid="002102bd"/>
    </style:style>
    <style:style style:name="P21" style:family="paragraph" style:parent-style-name="Standard">
      <style:paragraph-properties fo:keep-with-next="always"/>
      <style:text-properties officeooo:paragraph-rsid="002102bd"/>
    </style:style>
    <style:style style:name="P22" style:family="paragraph" style:parent-style-name="Standard">
      <style:paragraph-properties fo:keep-with-next="always"/>
      <style:text-properties officeooo:rsid="0012b832" officeooo:paragraph-rsid="00216ddc"/>
    </style:style>
    <style:style style:name="P23" style:family="paragraph" style:parent-style-name="Standard" style:list-style-name="WW8Num1">
      <style:text-properties officeooo:rsid="001f74df" officeooo:paragraph-rsid="001f74df"/>
    </style:style>
    <style:style style:name="P24" style:family="paragraph" style:parent-style-name="Standard" style:list-style-name="WW8Num22">
      <style:paragraph-properties>
        <style:tab-stops>
          <style:tab-stop style:position="0.75in"/>
        </style:tab-stops>
      </style:paragraph-properties>
      <style:text-properties officeooo:rsid="001f74df" officeooo:paragraph-rsid="001f74df"/>
    </style:style>
    <style:style style:name="P25" style:family="paragraph" style:parent-style-name="Standard">
      <style:text-properties officeooo:rsid="001f74df" officeooo:paragraph-rsid="001f74df"/>
    </style:style>
    <style:style style:name="P26" style:family="paragraph" style:parent-style-name="Standard">
      <style:paragraph-properties>
        <style:tab-stops>
          <style:tab-stop style:position="0.25in"/>
        </style:tab-stops>
      </style:paragraph-properties>
      <style:text-properties officeooo:paragraph-rsid="001f74df"/>
    </style:style>
    <style:style style:name="P27" style:family="paragraph" style:parent-style-name="Standard" style:list-style-name="WW8Num22">
      <style:paragraph-properties>
        <style:tab-stops>
          <style:tab-stop style:position="0.75in"/>
        </style:tab-stops>
      </style:paragraph-properties>
      <style:text-properties officeooo:rsid="002102bd" officeooo:paragraph-rsid="002102bd"/>
    </style:style>
    <style:style style:name="P28" style:family="paragraph" style:parent-style-name="Standard">
      <style:text-properties officeooo:rsid="002102bd" officeooo:paragraph-rsid="00216ddc"/>
    </style:style>
    <style:style style:name="P29" style:family="paragraph" style:parent-style-name="Standard">
      <style:text-properties officeooo:paragraph-rsid="0014f624"/>
    </style:style>
    <style:style style:name="P30" style:family="paragraph" style:parent-style-name="Header">
      <style:paragraph-properties>
        <style:tab-stops/>
      </style:paragraph-properties>
      <style:text-properties officeooo:rsid="002102bd" officeooo:paragraph-rsid="002102bd"/>
    </style:style>
    <style:style style:name="P31" style:family="paragraph" style:parent-style-name="Header" style:list-style-name="WW8Num15">
      <style:paragraph-properties fo:keep-with-next="always">
        <style:tab-stops/>
      </style:paragraph-properties>
      <style:text-properties officeooo:paragraph-rsid="0014f624"/>
    </style:style>
    <style:style style:name="P32" style:family="paragraph" style:parent-style-name="Header" style:list-style-name="WW8Num8">
      <style:paragraph-properties fo:keep-with-next="always">
        <style:tab-stops/>
      </style:paragraph-properties>
      <style:text-properties officeooo:rsid="002102bd" officeooo:paragraph-rsid="002102bd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fo:font-weight="bold" officeooo:rsid="001f74df" style:font-weight-asian="bold" style:font-name-complex="Arial"/>
    </style:style>
    <style:style style:name="T7" style:family="text">
      <style:text-properties style:font-name="Arial" fo:font-weight="bold" officeooo:rsid="002102bd" style:font-weight-asian="bold" style:font-name-complex="Arial"/>
    </style:style>
    <style:style style:name="T8" style:family="text">
      <style:text-properties style:font-name="Arial" style:font-name-complex="Arial" style:font-weight-complex="bold"/>
    </style:style>
    <style:style style:name="T9" style:family="text">
      <style:text-properties style:font-name="Arial" fo:font-style="italic" style:font-style-asian="italic" style:font-name-complex="Arial" style:font-weight-complex="bold"/>
    </style:style>
    <style:style style:name="T10" style:family="text">
      <style:text-properties style:font-weight-complex="bold"/>
    </style:style>
    <style:style style:name="T11" style:family="text">
      <style:text-properties officeooo:rsid="001c0c3e" style:font-weight-complex="bold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officeooo:rsid="001f74df" style:font-weight-asian="bold"/>
    </style:style>
    <style:style style:name="T14" style:family="text">
      <style:text-properties fo:font-weight="bold" officeooo:rsid="002102bd" style:font-weight-asian="bold"/>
    </style:style>
    <style:style style:name="T15" style:family="text">
      <style:text-properties style:font-style-complex="italic"/>
    </style:style>
    <style:style style:name="T16" style:family="text">
      <style:text-properties officeooo:rsid="001d5d71" style:font-style-complex="italic"/>
    </style:style>
    <style:style style:name="T17" style:family="text">
      <style:text-properties officeooo:rsid="001f74df" style:font-style-complex="italic"/>
    </style:style>
    <style:style style:name="T18" style:family="text">
      <style:text-properties officeooo:rsid="001c0c3e"/>
    </style:style>
    <style:style style:name="T19" style:family="text">
      <style:text-properties fo:font-weight="normal" officeooo:rsid="001c0c3e" style:font-weight-asian="normal" style:font-weight-complex="normal"/>
    </style:style>
    <style:style style:name="T20" style:family="text">
      <style:text-properties style:font-name="Times New Roman" fo:font-size="12pt" fo:language="en" fo:country="US" fo:font-style="normal" officeooo:rsid="000fa237" style:font-size-asian="12pt" style:font-style-asian="normal" style:font-name-complex="Times New Roman1" style:font-size-complex="12pt" style:font-style-complex="normal"/>
    </style:style>
    <style:style style:name="T21" style:family="text">
      <style:text-properties style:font-name="Times New Roman" fo:font-size="12pt" fo:language="en" fo:country="US" fo:font-style="normal" officeooo:rsid="00134870" style:font-size-asian="12pt" style:font-style-asian="normal" style:font-name-complex="Times New Roman1" style:font-size-complex="12pt" style:font-style-complex="normal"/>
    </style:style>
    <style:style style:name="T22" style:family="text">
      <style:text-properties officeooo:rsid="001e8552"/>
    </style:style>
    <style:style style:name="T23" style:family="text">
      <style:text-properties officeooo:rsid="001f74df"/>
    </style:style>
    <style:style style:name="T24" style:family="text">
      <style:text-properties officeooo:rsid="002102bd"/>
    </style:style>
    <style:style style:name="T25" style:family="text">
      <style:text-properties officeooo:rsid="00216ddc"/>
    </style:style>
    <style:style style:name="T26" style:family="text">
      <style:text-properties officeooo:rsid="00225e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chool of Electrical Engineering, Belgrade</text:p>
      <text:p text:style-name="P6">Coursework for Software Engineering Principles (SI3PSI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Project: CodeUp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8">Use case specification for <text:span text:style-name="T18">Browsing user complaints/suggestions</text:span></text:p>
      <text:p text:style-name="P1"/>
      <text:p text:style-name="P1">Document version: 1.0</text:p>
      <text:p text:style-name="P17">Name:</text:p>
      <text:p text:style-name="P2"><text:tab/><text:span text:style-name="T19">Browsing user complaints/suggestions</text:span></text:p>
      <text:p text:style-name="P2"/>
      <text:p text:style-name="P4"><text:span text:style-name="T5">Identifier</text:span><text:span text:style-name="T8"> </text:span><text:span text:style-name="T10">(</text:span><text:span text:style-name="T3">A unique identifier for this use case, e.g. UC10</text:span><text:span text:style-name="T10">)</text:span></text:p>
      <text:p text:style-name="P4"><text:span text:style-name="T10"><text:tab/></text:span><text:span text:style-name="T11">UC12</text:span></text:p>
      <text:p text:style-name="P3"/>
      <text:p text:style-name="P12"><text:span text:style-name="T5">Description</text:span><text:span text:style-name="T12"> </text:span><text:span text:style-name="T10">(</text:span><text:span text:style-name="T3">A </text:span><text:span text:style-name="T10">c</text:span><text:span text:style-name="T2">ouple of sentences or a paragraph describing the basic idea of the use case</text:span><text:span text:style-name="T4">)</text:span></text:p>
      <text:p text:style-name="P9"><text:tab/><text:span text:style-name="T20">Users can request features from our staff, </text:span><text:span text:style-name="T21">or report a problem with the way our site is functioning</text:span><text:span text:style-name="T20">. Administrator is the first one who should look at those requests, remove spam/inappropriate requests (this could possibly be automated in the future) and forward any quality requests that were in the request pool to the developers team.</text:span></text:p>
      <text:p text:style-name="P18"/>
      <text:p text:style-name="P4"><text:span text:style-name="T5">Goal </text:span><text:span text:style-name="T15">(</text:span><text:span text:style-name="T2">T</text:span><text:span text:style-name="T1">he business goal of the initiating actor</text:span><text:span text:style-name="T15">)</text:span></text:p>
      <text:p text:style-name="P10"><text:tab/><text:span text:style-name="T18">User wants a better experience on our platform, and he can ask us to improve it in two</text:span></text:p>
      <text:p text:style-name="P11"><text:span text:style-name="T22">distinct</text:span> ways: either by requesting a not-yet-implemented feature which he deems important, or</text:p>
      <text:p text:style-name="P11">by reporting a recurring problem with the way ou<text:span text:style-name="T22">r</text:span> platform is functioning.</text:p>
      <text:p text:style-name="P11"/>
      <text:p text:style-name="P12"><text:span text:style-name="T5">Preconditions </text:span><text:span text:style-name="T8">(</text:span><text:span text:style-name="T2">List the state(s) the system can be in before this use case starts</text:span>)</text:p>
      <text:list xml:id="list1557600027005298028" text:style-name="WW8Num1">
        <text:list-item>
          <text:p text:style-name="P23">At least one user suggestion or problem report exists, i.e. there is an entry in the submiss<text:span text:style-name="T26">i</text:span>on pool.</text:p>
        </text:list-item>
      </text:list>
      <text:p text:style-name="P15"/>
      <text:p text:style-name="P15"><text:span text:style-name="T5">Assumptions </text:span><text:span text:style-name="T8">(</text:span><text:span text:style-name="T9">Optional, </text:span><text:span text:style-name="T2">List all assumptions that have been made)</text:span></text:p>
      <text:list xml:id="list3661015546565372623" text:style-name="WW8Num15">
        <text:list-item>
          <text:p text:style-name="P31"/>
        </text:list-item>
      </text:list>
      <text:p text:style-name="P2"/>
      <text:p text:style-name="P12"><text:span text:style-name="T5">Frequency </text:span><text:span text:style-name="T15">(</text:span><text:span text:style-name="T2">Approximately how often this use case is realized, e.g., once a week, 500 times a day, etc</text:span>.<text:span text:style-name="T15">)</text:span></text:p>
      <text:p text:style-name="P4"><text:span text:style-name="T15"><text:tab/></text:span><text:span text:style-name="T16">Rare </text:span><text:span text:style-name="T17">to</text:span><text:span text:style-name="T16"> Moderately Often</text:span></text:p>
      <text:p text:style-name="P16"/>
      <text:p text:style-name="P12"><text:span text:style-name="T5">Basic</text:span><text:span text:style-name="T12"> </text:span><text:span text:style-name="T5">Course</text:span><text:span text:style-name="T10"> (</text:span><text:span text:style-name="T3">Describe the “normal” processing path, aka, the Happy Path</text:span><text:span text:style-name="T10">)</text:span></text:p>
      <text:list xml:id="list400898346576060011" text:style-name="WW8Num22">
        <text:list-item>
          <text:p text:style-name="P24">Administrator goes to the special page (which can be accessed only by users whose account type is Administrator).</text:p>
        </text:list-item>
        <text:list-item>
          <text:p text:style-name="P24">Administrator chooses one <text:span text:style-name="T24">of </text:span>the suggestions.</text:p>
        </text:list-item>
        <text:list-item>
          <text:p text:style-name="P24">System redirects him to the page containing description of that suggestion.</text:p>
        </text:list-item>
        <text:list-item>
          <text:p text:style-name="P27">Admin reads the suggestion.</text:p>
        </text:list-item>
        <text:list-item>
          <text:p text:style-name="P27">Admin forwards that suggestion to the developers.</text:p>
        </text:list-item>
        <text:list-item>
          <text:p text:style-name="P27">System returns a success message.</text:p>
        </text:list-item>
      </text:list>
      <text:p text:style-name="P4"/>
      <text:p text:style-name="P12"><text:span text:style-name="T5">Alternate Course A</text:span><text:span text:style-name="T12">: </text:span><text:span text:style-name="T13">Admin wants to sort suggestions </text:span></text:p>
      <text:p text:style-name="P19"><text:span text:style-name="T5">Conditio</text:span><text:span text:style-name="T6">n: Admin decided that he needs suggestions ordered in some way.</text:span></text:p>
      <text:p text:style-name="P26"><text:span text:style-name="T23">A.2. Administrator sorts suggestions in some way, let’s say “oldest first”. </text:span></text:p>
      <text:p text:style-name="P25">A.3. Back to step 2</text:p>
      <text:p text:style-name="P4"/>
      <text:p text:style-name="P21"><text:span text:style-name="T5">Alternate Course </text:span><text:span text:style-name="T7">B</text:span><text:span text:style-name="T12">: </text:span><text:span text:style-name="T13">Admin </text:span><text:span text:style-name="T14">rejects the suggestion</text:span></text:p>
      <text:p text:style-name="P20"><text:span text:style-name="T5">Conditio</text:span><text:span text:style-name="T6">n: </text:span><text:span text:style-name="T7">Idea that was suggested by the user was not considered that interesting, or something similar already exists.</text:span></text:p>
      <text:p text:style-name="P28">B.<text:span text:style-name="T25">5. Instead of forwarding the suggestion he just read, Admin decides that it is not worthy of further consideration and rejects it.</text:span></text:p>
      <text:p text:style-name="P28"><text:span text:style-name="T25">B.6. Use Case is finished.</text:span> </text:p>
      <text:p text:style-name="P4"/>
      <text:p text:style-name="P12"><text:soft-page-break/><text:span text:style-name="T5">Post</text:span><text:span text:style-name="T12"> </text:span><text:span text:style-name="T5">conditions </text:span><text:span text:style-name="T8">(</text:span><text:span text:style-name="T2">List the state(s) the system can be in when this use case ends</text:span>)</text:p>
      <text:list xml:id="list7172366803282334991" text:style-name="WW8Num8">
        <text:list-item>
          <text:p text:style-name="P32">Administrator <text:span text:style-name="T25">removes that suggestion (or problem) from the pool of all suggestions (problems).</text:span></text:p>
        </text:list-item>
      </text:list>
      <text:p text:style-name="P30"/>
      <text:p text:style-name="P5"/>
      <text:p text:style-name="P5"/>
      <text:p text:style-name="P12"><text:span text:style-name="T5">Actors </text:span><text:span text:style-name="T15">(</text:span><text:span text:style-name="T2">L</text:span><text:span text:style-name="T1">ist of actors that participate in the use case</text:span><text:span text:style-name="T15">)</text:span></text:p>
      <text:p text:style-name="P13"/>
      <text:p text:style-name="P12"/>
      <text:p text:style-name="P14">Notes</text:p>
      <text:p text:style-name="P22"><text:tab/><text:span text:style-name="T25">If there are multiple Admins who oversee this process, it would be smarter to downvote the <text:tab/>suggestion because other Admins might find it interesting, instead of permanently deleting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Character_5f_20_5f_style" style:num-prefix="A." style:num-format="1" text:start-value="6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15:10.935196267</meta:creation-date>
    <dc:date>2018-04-12T17:01:18.671018727</dc:date>
    <meta:editing-duration>PT28M5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3" meta:paragraph-count="41" meta:word-count="449" meta:character-count="2813" meta:non-whitespace-character-count="2403"/>
  </office:meta>
</office:document-meta>
</file>